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" svg:font-family="mono" style:font-pitch="fixed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Noto Serif" fo:font-size="8pt" fo:font-weight="bold" officeooo:rsid="001d35d4" officeooo:paragraph-rsid="003cb106" style:font-size-asian="8pt" style:font-weight-asian="bold" style:font-size-complex="8pt" style:font-weight-complex="bold"/>
    </style:style>
    <style:style style:name="P2" style:family="paragraph" style:parent-style-name="Text_20_body">
      <style:text-properties style:font-name="Noto Serif" fo:font-size="8pt" fo:font-weight="bold" officeooo:rsid="001e8e05" officeooo:paragraph-rsid="00263b8d" style:font-size-asian="8pt" style:font-weight-asian="bold" style:font-size-complex="8pt" style:font-weight-complex="bold"/>
    </style:style>
    <style:style style:name="P3" style:family="paragraph" style:parent-style-name="Text_20_body">
      <style:text-properties style:font-name="Noto Serif" fo:font-size="8pt" fo:font-weight="bold" officeooo:rsid="002083a6" officeooo:paragraph-rsid="002083a6" style:font-size-asian="8pt" style:font-weight-asian="bold" style:font-size-complex="8pt" style:font-weight-complex="bold"/>
    </style:style>
    <style:style style:name="P4" style:family="paragraph" style:parent-style-name="Text_20_body">
      <style:text-properties style:font-name="Noto Serif" fo:font-size="8pt" fo:font-weight="bold" officeooo:rsid="00225ec1" officeooo:paragraph-rsid="00225ec1" style:font-size-asian="8pt" style:font-weight-asian="bold" style:font-size-complex="8pt" style:font-weight-complex="bold"/>
    </style:style>
    <style:style style:name="P5" style:family="paragraph" style:parent-style-name="Text_20_body">
      <style:text-properties style:font-name="Noto Serif" fo:font-size="8pt" fo:font-weight="bold" officeooo:rsid="00263b8d" officeooo:paragraph-rsid="00263b8d" style:font-size-asian="8pt" style:font-weight-asian="bold" style:font-size-complex="8pt" style:font-weight-complex="bold"/>
    </style:style>
    <style:style style:name="P6" style:family="paragraph" style:parent-style-name="Text_20_body">
      <style:text-properties style:font-name="Noto Serif" fo:font-size="8pt" fo:font-weight="bold" officeooo:rsid="0026fbd2" officeooo:paragraph-rsid="0026fbd2" style:font-size-asian="8pt" style:font-weight-asian="bold" style:font-size-complex="8pt" style:font-weight-complex="bold"/>
    </style:style>
    <style:style style:name="P7" style:family="paragraph" style:parent-style-name="Text_20_body" style:list-style-name="L4">
      <style:text-properties style:font-name="Noto Serif" fo:font-size="8pt" officeooo:rsid="00257792" officeooo:paragraph-rsid="00225ec1" style:font-size-asian="8pt" style:font-size-complex="8pt"/>
    </style:style>
    <style:style style:name="P8" style:family="paragraph" style:parent-style-name="Text_20_body" style:list-style-name="L4">
      <style:text-properties style:font-name="Noto Serif" fo:font-size="8pt" officeooo:rsid="00263b8d" officeooo:paragraph-rsid="00225ec1" style:font-size-asian="8pt" style:font-size-complex="8pt"/>
    </style:style>
    <style:style style:name="P9" style:family="paragraph" style:parent-style-name="Text_20_body" style:list-style-name="L5">
      <style:text-properties style:font-name="Noto Serif" fo:font-size="8pt" officeooo:rsid="00263b8d" officeooo:paragraph-rsid="00263b8d" style:font-size-asian="8pt" style:font-size-complex="8pt"/>
    </style:style>
    <style:style style:name="P10" style:family="paragraph" style:parent-style-name="Text_20_body" style:list-style-name="L5">
      <style:text-properties style:font-name="Noto Serif" fo:font-size="8pt" officeooo:rsid="0026fbd2" officeooo:paragraph-rsid="00263b8d" style:font-size-asian="8pt" style:font-size-complex="8pt"/>
    </style:style>
    <style:style style:name="P11" style:family="paragraph" style:parent-style-name="Text_20_body" style:list-style-name="L6">
      <style:text-properties style:font-name="Noto Serif" fo:font-size="8pt" officeooo:rsid="0026fbd2" officeooo:paragraph-rsid="0026fbd2" style:font-size-asian="8pt" style:font-size-complex="8pt"/>
    </style:style>
    <style:style style:name="P12" style:family="paragraph" style:parent-style-name="Text_20_body" style:list-style-name="L10">
      <style:text-properties style:font-name="Noto Serif" fo:font-size="8pt" officeooo:rsid="0026fbd2" officeooo:paragraph-rsid="0026fbd2" style:font-size-asian="8pt" style:font-size-complex="8pt"/>
    </style:style>
    <style:style style:name="P13" style:family="paragraph" style:parent-style-name="Text_20_body" style:list-style-name="L6">
      <style:text-properties style:font-name="Noto Serif" fo:font-size="8pt" officeooo:rsid="003ae164" officeooo:paragraph-rsid="0026fbd2" style:font-size-asian="8pt" style:font-size-complex="8pt"/>
    </style:style>
    <style:style style:name="P14" style:family="paragraph" style:parent-style-name="Text_20_body" style:list-style-name="L10">
      <style:text-properties style:font-name="Noto Serif" fo:font-size="8pt" officeooo:rsid="00270a55" officeooo:paragraph-rsid="0026fbd2" style:font-size-asian="8pt" style:font-size-complex="8pt"/>
    </style:style>
    <style:style style:name="P15" style:family="paragraph" style:parent-style-name="Text_20_body">
      <style:text-properties style:font-name="Noto Serif" fo:font-size="8pt" officeooo:paragraph-rsid="00225ec1" style:font-size-asian="8pt" style:font-size-complex="8pt"/>
    </style:style>
    <style:style style:name="P16" style:family="paragraph" style:parent-style-name="Text_20_body">
      <style:text-properties style:font-name="Noto Serif" fo:font-size="8pt" officeooo:rsid="001d35d4" officeooo:paragraph-rsid="001d35d4" style:font-size-asian="8pt" style:font-size-complex="8pt"/>
    </style:style>
    <style:style style:name="P17" style:family="paragraph" style:parent-style-name="Text_20_body" style:list-style-name="L1">
      <style:text-properties style:font-name="Noto Serif" fo:font-size="8pt" officeooo:paragraph-rsid="003cb106" style:font-size-asian="8pt" style:font-size-complex="8pt"/>
    </style:style>
    <style:style style:name="P18" style:family="paragraph" style:parent-style-name="Text_20_body" style:list-style-name="L2">
      <style:text-properties style:font-name="Noto Serif" fo:font-size="8pt" officeooo:paragraph-rsid="00263b8d" style:font-size-asian="8pt" style:font-size-complex="8pt"/>
    </style:style>
    <style:style style:name="P19" style:family="paragraph" style:parent-style-name="Text_20_body" style:list-style-name="L3">
      <style:text-properties style:font-name="Noto Serif" fo:font-size="8pt" officeooo:paragraph-rsid="002083a6" style:font-size-asian="8pt" style:font-size-complex="8pt"/>
    </style:style>
    <style:style style:name="P20" style:family="paragraph" style:parent-style-name="Text_20_body" style:list-style-name="L4">
      <style:text-properties style:font-name="Noto Serif" fo:font-size="8pt" officeooo:paragraph-rsid="00225ec1" style:font-size-asian="8pt" style:font-size-complex="8pt"/>
    </style:style>
    <style:style style:name="P21" style:family="paragraph" style:parent-style-name="Text_20_body" style:list-style-name="L5">
      <style:text-properties style:font-name="Noto Serif" fo:font-size="8pt" officeooo:paragraph-rsid="00263b8d" style:font-size-asian="8pt" style:font-size-complex="8pt"/>
    </style:style>
    <style:style style:name="P22" style:family="paragraph" style:parent-style-name="Text_20_body" style:list-style-name="L10">
      <style:text-properties style:font-name="Noto Serif" fo:font-size="8pt" officeooo:paragraph-rsid="00270a55" style:font-size-asian="8pt" style:font-size-complex="8pt"/>
    </style:style>
    <style:style style:name="P23" style:family="paragraph" style:parent-style-name="Heading">
      <style:text-properties style:font-name="Noto Serif" fo:font-size="8pt" style:font-size-asian="8pt" style:font-size-complex="8pt"/>
    </style:style>
    <style:style style:name="P24" style:family="paragraph" style:parent-style-name="Heading_20_1">
      <style:paragraph-properties fo:text-align="center" style:justify-single-word="false"/>
      <style:text-properties style:font-name="Noto Serif" fo:font-size="12pt" officeooo:paragraph-rsid="001d35d4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d35d4" style:font-size-asian="8pt" style:font-size-complex="8pt"/>
    </style:style>
    <style:style style:name="T3" style:family="text">
      <style:text-properties fo:font-size="8pt" officeooo:rsid="001e8e05" style:font-size-asian="8pt" style:font-size-complex="8pt"/>
    </style:style>
    <style:style style:name="T4" style:family="text">
      <style:text-properties fo:font-size="8pt" officeooo:rsid="00233bea" style:font-size-asian="8pt" style:font-size-complex="8pt"/>
    </style:style>
    <style:style style:name="T5" style:family="text">
      <style:text-properties fo:font-size="8pt" officeooo:rsid="00252044" style:font-size-asian="8pt" style:font-size-complex="8pt"/>
    </style:style>
    <style:style style:name="T6" style:family="text">
      <style:text-properties fo:font-size="8pt" officeooo:rsid="00257792" style:font-size-asian="8pt" style:font-size-complex="8pt"/>
    </style:style>
    <style:style style:name="T7" style:family="text">
      <style:text-properties fo:font-size="8pt" officeooo:rsid="00263b8d" style:font-size-asian="8pt" style:font-size-complex="8pt"/>
    </style:style>
    <style:style style:name="T8" style:family="text">
      <style:text-properties fo:font-size="8pt" officeooo:rsid="0026fbd2" style:font-size-asian="8pt" style:font-size-complex="8pt"/>
    </style:style>
    <style:style style:name="T9" style:family="text">
      <style:text-properties fo:font-size="8pt" officeooo:rsid="00270a55" style:font-size-asian="8pt" style:font-size-complex="8pt"/>
    </style:style>
    <style:style style:name="T10" style:family="text">
      <style:text-properties fo:font-size="8pt" officeooo:rsid="002b1d15" style:font-size-asian="8pt" style:font-size-complex="8pt"/>
    </style:style>
    <style:style style:name="T11" style:family="text">
      <style:text-properties fo:font-size="8pt" officeooo:rsid="0032df30" style:font-size-asian="8pt" style:font-size-complex="8pt"/>
    </style:style>
    <style:style style:name="T12" style:family="text">
      <style:text-properties fo:font-size="8pt" officeooo:rsid="003ae164" style:font-size-asian="8pt" style:font-size-complex="8pt"/>
    </style:style>
    <style:style style:name="T13" style:family="text">
      <style:text-properties fo:font-size="8pt" officeooo:rsid="003be835" style:font-size-asian="8pt" style:font-size-complex="8pt"/>
    </style:style>
    <style:style style:name="T14" style:family="text">
      <style:text-properties fo:font-size="8pt" officeooo:rsid="003cb106" style:font-size-asian="8pt" style:font-size-complex="8pt"/>
    </style:style>
    <style:style style:name="T15" style:family="text">
      <style:text-properties fo:font-size="8pt" officeooo:rsid="002083a6" style:font-size-asian="8pt" style:font-size-complex="8pt"/>
    </style:style>
    <style:style style:name="T16" style:family="text">
      <style:text-properties fo:font-size="8pt" officeooo:rsid="003da793" style:font-size-asian="8pt" style:font-size-complex="8pt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8pt" fo:font-weight="bold" officeooo:rsid="001d35d4" style:font-size-asian="8pt" style:font-weight-asian="bold" style:font-size-complex="8pt" style:font-weight-complex="bold"/>
    </style:style>
    <style:style style:name="T19" style:family="text">
      <style:text-properties fo:font-size="8pt" fo:font-weight="bold" officeooo:rsid="001e8e05" style:font-size-asian="8pt" style:font-weight-asian="bold" style:font-size-complex="8pt" style:font-weight-complex="bold"/>
    </style:style>
    <style:style style:name="T20" style:family="text">
      <style:text-properties fo:color="#000000" officeooo:rsid="003cb106"/>
    </style:style>
    <style:style style:name="T21" style:family="text">
      <style:text-properties fo:color="#000000" officeooo:rsid="003fc4dc"/>
    </style:style>
    <style:style style:name="T22" style:family="text">
      <style:text-properties officeooo:rsid="003ae164"/>
    </style:style>
    <style:style style:name="T23" style:family="text">
      <style:text-properties officeooo:rsid="003be835"/>
    </style:style>
    <style:style style:name="T24" style:family="text">
      <style:text-properties officeooo:rsid="003cb106"/>
    </style:style>
    <style:style style:name="T25" style:family="text">
      <style:text-properties officeooo:rsid="003da793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d35d4" style:font-weight-asian="bold" style:font-weight-complex="bold"/>
    </style:style>
    <style:style style:name="T28" style:family="text">
      <style:text-properties fo:font-weight="bold" officeooo:rsid="001e8e05" style:font-weight-asian="bold" style:font-weight-complex="bold"/>
    </style:style>
    <style:style style:name="T29" style:family="text">
      <style:text-properties officeooo:rsid="001d35d4"/>
    </style:style>
    <style:style style:name="T30" style:family="text">
      <style:text-properties officeooo:rsid="002b1d15"/>
    </style:style>
    <style:style style:name="T31" style:family="text">
      <style:text-properties officeooo:rsid="0032df30"/>
    </style:style>
    <style:style style:name="T32" style:family="text">
      <style:text-properties officeooo:rsid="001e8e05"/>
    </style:style>
    <style:style style:name="T33" style:family="text">
      <style:text-properties officeooo:rsid="00263b8d"/>
    </style:style>
    <style:style style:name="T34" style:family="text">
      <style:text-properties officeooo:rsid="002083a6"/>
    </style:style>
    <style:style style:name="T35" style:family="text">
      <style:text-properties officeooo:rsid="00233bea"/>
    </style:style>
    <style:style style:name="T36" style:family="text">
      <style:text-properties officeooo:rsid="00252044"/>
    </style:style>
    <style:style style:name="T37" style:family="text">
      <style:text-properties officeooo:rsid="00257792"/>
    </style:style>
    <style:style style:name="T38" style:family="text">
      <style:text-properties officeooo:rsid="0026fbd2"/>
    </style:style>
    <style:style style:name="T39" style:family="text">
      <style:text-properties officeooo:rsid="00270a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20">SCOPE </text:span><text:span text:style-name="T21">DOCUMENT</text:span></text:h>
      <text:p text:style-name="P23"><text:span text:style-name="T26">Project </text:span><text:span text:style-name="T27">Title</text:span><text:span text:style-name="T26">:</text:span> “<text:span text:style-name="T29">ENTRY AND EXIT MANAGEMENT FOR IIITB”</text:span></text:p>
      <text:p text:style-name="P15"><text:span text:style-name="T27">Project Number:</text:span><text:span text:style-name="T29"> 6</text:span></text:p>
      <text:p text:style-name="P16"><text:span text:style-name="T26">Project Leader/Manager:</text:span> <text:span text:style-name="T22">Nikhil Sairam</text:span></text:p>
      <text:p text:style-name="P16"><text:span text:style-name="T26">Anticipated Project Start Date:</text:span> 2<text:span text:style-name="T25">7</text:span>/08/2018</text:p>
      <text:p text:style-name="P16"><text:span text:style-name="T26">Sponsor:</text:span> ADMIN</text:p>
      <text:p text:style-name="P16"><text:span text:style-name="T26">Date Prepared:</text:span> 2<text:span text:style-name="T22">3</text:span>/08/2018</text:p>
      <text:p text:style-name="P1">Project Risk Level:</text:p>
      <text:list xml:id="list2004353068" text:style-name="L1">
        <text:list-item>
          <text:p text:style-name="P17"><text:span text:style-name="T31">Servers maintaining database can crash</text:span></text:p>
        </text:list-item>
      </text:list>
      <text:p text:style-name="P16"><text:span text:style-name="T26">Estimated Completion </text:span><text:span text:style-name="T28">Date:</text:span><text:span text:style-name="T32"> 6/11/2018</text:span></text:p>
      <text:p text:style-name="P2">Team Members:</text:p>
      <text:list xml:id="list4255340734" text:style-name="L2">
        <text:list-item>
          <text:p text:style-name="P18"><text:span text:style-name="T22">Nikhil Sairam</text:span></text:p>
        </text:list-item>
      </text:list>
      <text:p text:style-name="P3">Purpose Of Project:</text:p>
      <text:list xml:id="list1302531361" text:style-name="L3">
        <text:list-item>
          <text:p text:style-name="P19"><text:span text:style-name="T34">To keep track of entry and exit of students, professors, working staff.</text:span></text:p>
        </text:list-item>
        <text:list-item>
          <text:p text:style-name="P19"><text:span text:style-name="T35">To restrict the entry of outside personnel without proper details.</text:span></text:p>
        </text:list-item>
      </text:list>
      <text:p text:style-name="P4">Background:</text:p>
      <text:list xml:id="list2224768027" text:style-name="L4">
        <text:list-item>
          <text:p text:style-name="P7">Not able to restrict unwanted entries of outsiders.</text:p>
        </text:list-item>
        <text:list-item>
          <text:p text:style-name="P20"><text:span text:style-name="T37">A lot of students go in and out of college and there is no efficient way to keep track of them.</text:span></text:p>
        </text:list-item>
        <text:list-item>
          <text:p text:style-name="P8">To check whether a person was in the campus or not in case of emergency situation.</text:p>
        </text:list-item>
      </text:list>
      <text:p text:style-name="P5">Deliverables:</text:p>
      <text:list xml:id="list2515056395" text:style-name="L5">
        <text:list-item>
          <text:p text:style-name="P9">An application to keep track of in and out time of a person;</text:p>
        </text:list-item>
        <text:list-item>
          <text:p text:style-name="P10">A well defined database to maintain these records.</text:p>
        </text:list-item>
        <text:list-item>
          <text:p text:style-name="P21"><text:span text:style-name="T23">Restricted entry so that outsiders cannot enter without proper details.</text:span></text:p>
        </text:list-item>
      </text:list>
      <text:p text:style-name="P6">Stakeholders:</text:p>
      <text:list xml:id="list1092471777" text:style-name="L6">
        <text:list-item>
          <text:p text:style-name="P11">Admin</text:p>
        </text:list-item>
        <text:list-item>
          <text:p text:style-name="P13">Nikhil Sairam</text:p>
        </text:list-item>
        <text:list-item>
          <text:p text:style-name="P11">IIITB staff</text:p>
        </text:list-item>
      </text:list>
      <text:p text:style-name="P6">Resource Requirements:</text:p>
      <text:list xml:id="list4014367925" text:style-name="L10">
        <text:list-item>
          <text:p text:style-name="P12">A database server.</text:p>
        </text:list-item>
        <text:list-item>
          <text:p text:style-name="P14">A security to scan details.</text:p>
        </text:list-item>
        <text:list-item>
          <text:p text:style-name="P22"><text:span text:style-name="T39">Money (salary for security and for server).</text:span></text:p>
        </text:list-item>
        <text:list-item>
          <text:p text:style-name="P22"><text:span text:style-name="T24">Scanners to scan ID card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" svg:font-family="mono" style:font-pitch="fixed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556cm" fo:text-indent="-1.016cm" fo:margin-left="3.55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064cm" fo:text-indent="-1.524cm" fo:margin-left="4.06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318cm" fo:text-indent="-1.778cm" fo:margin-left="4.31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572cm" fo:text-indent="-2.032cm" fo:margin-left="4.57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826cm" fo:text-indent="-2.286cm" fo:margin-left="4.82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334cm" fo:text-indent="-2.794cm" fo:margin-left="5.3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588cm" fo:text-indent="-3.048cm" fo:margin-left="5.58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3:06:43.579953587</meta:creation-date>
    <dc:date>2018-08-23T20:13:03.042151716</dc:date>
    <meta:editing-duration>PT36M59S</meta:editing-duration>
    <meta:editing-cycles>13</meta:editing-cycles>
    <meta:generator>LibreOffice/6.1.0.3$Linux_X86_64 LibreOffice_project/10$Build-3</meta:generator>
    <meta:document-statistic meta:table-count="0" meta:image-count="0" meta:object-count="0" meta:page-count="1" meta:paragraph-count="32" meta:word-count="191" meta:character-count="1104" meta:non-whitespace-character-count="962"/>
  </office:meta>
</office:document-meta>
</file>